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9, All Rights Reserved</text:p><text:section text:name="Section1" text:style-name="Sect1"><text:h text:outline-level="1" text:style-name="rststyle-heading1"><text:reference-mark text:name="id1"/><text:a xlink:href="https://westurner.github.io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github.io/wiki/projects" xlink:type="simple">https://westurner.github.io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github.io/self-directed-learning/" xlink:type="simple">https://westurner.github.io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github.io/redditlog/" xlink:type="simple">https://westurner.github.io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github.io/docs/" xlink:type="simple">https://wrdrd.github.io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github.io/docs/tools/" xlink:type="simple">https://wrdrd.github.io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github.io/opengov/un/#pyglobalgoals" xlink:type="simple">https://westurner.github.io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github.io/dotfiles/venv" xlink:type="simple">https://westurner.github.io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github.io/dotfiles/venv#cdalias" xlink:type="simple">https://westurner.github.io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github.io/dotfiles/" xlink:type="simple">https://westurner.github.io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github.io/wiki/contributions" xlink:type="simple">https://westurner.github.io/wiki/contributions</text:a></text:p></text:list-item><text:list-item><text:p text:style-name="rststyle-bulletitem"><text:a xlink:href="https://westurner.github.io/wiki/github" xlink:type="simple">https://westurner.github.io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github.io" xlink:type="simple">westurner.github.io</text:a></text:p><text:p text:style-name="rststyle-lineblock1">LinkedIn: <text:a xlink:href="https://www.linkedin.com/in/westurner" xlink:type="simple">linkedin.com/in/westurner</text:a></text:p><text:p text:style-name="rststyle-lineblock1">AngelList: <text:a xlink:href="https://angel.co/westurner" xlink:type="simple">angel.co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9-02-16 09:04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9-02-16T04:04:46</meta:creation-date>
    <dc:creator>wturner</dc:creator>
    <dc:date>2019-02-16T04:04:46</dc:date>
    <dc:language>en-US</dc:language>
    <meta:editing-cycles>1</meta:editing-cycles>
    <meta:editing-duration>PT00M01S</meta:editing-duration>
    <dc:title>[no title]</dc:title>
  </office:meta>
</office:document-meta>
</file>